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8f8c" officeooo:paragraph-rsid="00018f8c"/>
    </style:style>
    <style:style style:name="P2" style:family="paragraph" style:parent-style-name="Text_20_body">
      <style:text-properties officeooo:rsid="00018f8c" officeooo:paragraph-rsid="00018f8c"/>
    </style:style>
    <style:style style:name="P3" style:family="paragraph" style:parent-style-name="Text_20_body" style:list-style-name="L1">
      <style:paragraph-properties fo:margin-top="0in" fo:margin-bottom="0.0972in" loext:contextual-spacing="false"/>
    </style:style>
    <style:style style:name="P4" style:family="paragraph" style:parent-style-name="Text_20_body" style:list-style-name="L2">
      <style:paragraph-properties fo:margin-top="0in" fo:margin-bottom="0.0972in" loext:contextual-spacing="false"/>
    </style:style>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Marzo 2</text:p>
      <text:p text:style-name="P1"/>
      <text:p text:style-name="P2">Terminar de leer <text:span text:style-name="T1">Escuadra hacia la muerte</text:span> (cuadros nueve a doce, pp. 113-130)</text:p>
      <text:p text:style-name="Text_20_body"> </text:p>
      <text:p text:style-name="Text_20_body">Preparar los siguientes temas:</text:p>
      <text:p text:style-name="Text_20_body"> </text:p>
      <text:p text:style-name="Text_20_body">Cuadro noveno:</text:p>
      <text:list xml:id="list870973658048322474" text:style-name="L1">
        <text:list-item>
          <text:p text:style-name="P3">Analizar la evolución de los conflictos entre los personajes.  ¿Hay resoluciones posibles a éstos? </text:p>
        </text:list-item>
      </text:list>
      <text:p text:style-name="Text_20_body">Cuadros diez a doce:</text:p>
      <text:list xml:id="list879135870853901601" text:style-name="L2">
        <text:list-item>
          <text:p text:style-name="P4">Apuntar qué decisión acerca de su vida toma cada personaje.  Para cada personaje, detallar de qué manera su decisión es consistente con su caracterización (personalidad, ideas, acciones, etc.) en la obra en su totalidad. </text:p>
        </text:list-item>
        <text:list-item>
          <text:p text:style-name="P4">Completar la cronología. </text:p>
        </text:list-item>
        <text:list-item>
          <text:p text:style-name="P4">Analizar detalladamente el final del cuadro duodécimo (desde “Luis. No. Échate tú.” hasta el final. </text:p>
        </text:list-item>
        <text:list-item>
          <text:p text:style-name="P4">Comparar y contrastar el final del drama con el principio del drama.  En su comentario, considerar los elementos escénicos, las relaciones entre los cuadros, los diálogos, los sonidos, etc.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14:44.021214000</meta:creation-date>
    <dc:date>2018-02-25T11:15:15.818427000</dc:date>
    <meta:editing-duration>PT36S</meta:editing-duration>
    <meta:editing-cycles>1</meta:editing-cycles>
    <meta:document-statistic meta:table-count="0" meta:image-count="0" meta:object-count="0" meta:page-count="1" meta:paragraph-count="12" meta:word-count="126" meta:character-count="796" meta:non-whitespace-character-count="675"/>
    <meta:generator>LibreOffice/5.2.5.1$MacOSX_X86_64 LibreOffice_project/0312e1a284a7d50ca85a365c316c7abbf20a4d22</meta:generator>
  </office:meta>
</office:document-meta>
</file>